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3000002D0DCA2DB646F22EA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909cm" fo:min-width="4.32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1.857cm" fo:min-width="4.27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ff6666" draw:textarea-horizontal-align="justify" draw:textarea-vertical-align="middle" draw:auto-grow-height="false" fo:min-height="1.02cm" fo:min-width="3.945cm"/>
      <style:paragraph-properties style:writing-mode="lr-tb"/>
    </style:style>
    <style:style style:name="gr9" style:family="graphic" style:parent-style-name="standard">
      <style:graphic-properties svg:stroke-color="#000000" draw:fill-color="#00cc00" draw:textarea-horizontal-align="justify" draw:textarea-vertical-align="middle" draw:auto-grow-height="false" fo:min-height="1.02cm" fo:min-width="3.945cm"/>
      <style:paragraph-properties style:writing-mode="lr-tb"/>
    </style:style>
    <style:style style:name="gr10" style:family="graphic" style:parent-style-name="standard">
      <style:graphic-properties svg:stroke-color="#000000" draw:fill-color="#99ff99" draw:textarea-horizontal-align="justify" draw:textarea-vertical-align="middle" draw:auto-grow-height="false" fo:min-height="1.782cm" fo:min-width="3.945cm"/>
      <style:paragraph-properties style:writing-mode="lr-tb"/>
    </style:style>
    <style:style style:name="gr11" style:family="graphic" style:parent-style-name="standard">
      <style:graphic-properties svg:stroke-color="#000000" draw:fill-color="#ff9999" draw:textarea-horizontal-align="justify" draw:textarea-vertical-align="middle" draw:auto-grow-height="false" fo:min-height="1.782cm" fo:min-width="4.065cm"/>
      <style:paragraph-properties style:writing-mode="lr-tb"/>
    </style:style>
    <style:style style:name="gr12" style:family="graphic" style:parent-style-name="standard">
      <style:graphic-properties svg:stroke-color="#000000" draw:fill-color="#ff9999" draw:textarea-horizontal-align="justify" draw:textarea-vertical-align="middle" draw:auto-grow-height="false" fo:min-height="1.782cm" fo:min-width="3.945cm"/>
      <style:paragraph-properties style:writing-mode="lr-tb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6666"/>
      <style:paragraph-properties fo:text-align="center"/>
    </style:style>
    <style:style style:name="P9" style:family="paragraph">
      <loext:graphic-properties draw:fill-color="#00cc00"/>
      <style:paragraph-properties fo:text-align="center"/>
    </style:style>
    <style:style style:name="P10" style:family="paragraph">
      <loext:graphic-properties draw:fill-color="#99ff99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9999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ff9999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34cm" svg:height="6.426cm" svg:x="13.259cm" svg:y="0cm">
          <draw:image xlink:href="Pictures/10000000000003A3000002D0DCA2DB646F22EAD8.png" xlink:type="simple" xlink:show="embed" xlink:actuate="onLoad" loext:mime-type="image/png">
            <text:p text:style-name="P2"/>
          </draw:image>
        </draw:frame>
        <draw:custom-shape draw:style-name="gr2" draw:text-style-name="P3" draw:layer="layout" svg:width="4.826cm" svg:height="2.159cm" svg:x="6.401cm" svg:y="8.396cm">
          <text:p text:style-name="P2">A (Physics)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334cm" svg:height="1.143cm" svg:x="0.432cm" svg:y="8.839cm">
          <draw:text-box>
            <text:p><text:span text:style-name="T1">Streams</text:span></text:p>
          </draw:text-box>
        </draw:frame>
        <draw:custom-shape draw:style-name="gr4" draw:text-style-name="P5" draw:layer="layout" svg:width="4.826cm" svg:height="2.159cm" svg:x="12.624cm" svg:y="8.331cm">
          <text:p text:style-name="P2">Calibr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26cm" svg:height="2.159cm" svg:x="18.72cm" svg:y="8.331cm">
          <text:p text:style-name="P2">DQM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4cm" svg:height="1.195cm" svg:x="24.435cm" svg:y="9.093cm">
          <draw:text-box>
            <text:p><text:span text:style-name="T2">. . . </text:span></text:p>
          </draw:text-box>
        </draw:frame>
        <draw:frame draw:style-name="gr6" draw:text-style-name="P7" draw:layer="layout" svg:width="8.382cm" svg:height="3.095cm" svg:x="3.226cm" svg:y="1.092cm">
          <draw:text-box>
            <text:p>One event could be accepted by different paths (triggers) and therefore be part of various datasets.</text:p>
          </draw:text-box>
        </draw:frame>
        <draw:line draw:style-name="gr7" draw:text-style-name="P1" draw:layer="layout" svg:x1="17.196cm" svg:y1="6.553cm" svg:x2="9.449cm" svg:y2="8.204cm">
          <text:p/>
        </draw:line>
        <draw:line draw:style-name="gr7" draw:text-style-name="P1" draw:layer="layout" svg:x1="17.196cm" svg:y1="6.553cm" svg:x2="15.672cm" svg:y2="8.204cm">
          <text:p/>
        </draw:line>
        <draw:line draw:style-name="gr7" draw:text-style-name="P1" draw:layer="layout" svg:x1="17.196cm" svg:y1="6.553cm" svg:x2="20.625cm" svg:y2="7.95cm">
          <text:p/>
        </draw:line>
        <draw:line draw:style-name="gr7" draw:text-style-name="P1" draw:layer="layout" svg:x1="8.814cm" svg:y1="10.744cm" svg:x2="7.544cm" svg:y2="14.427cm">
          <text:p/>
        </draw:line>
        <draw:custom-shape draw:style-name="gr8" draw:text-style-name="P8" draw:layer="layout" svg:width="4.445cm" svg:height="1.27cm" svg:x="0.051cm" svg:y="14.554cm">
          <text:p text:style-name="P2">Commissioning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1.27cm" svg:x="5.004cm" svg:y="14.554cm">
          <text:p text:style-name="P2">Cosmic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1.27cm" svg:x="12.832cm" svg:y="12.357cm">
          <text:p text:style-name="P2">TestEnable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1.27cm" svg:x="19.228cm" svg:y="12.395cm">
          <text:p text:style-name="P2">OnlineMonito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445cm" svg:height="1.27cm" svg:x="10.211cm" svg:y="14.554cm">
          <text:p text:style-name="P2">DoubleMu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037cm" svg:y1="10.49cm" svg:x2="15.037cm" svg:y2="12.268cm">
          <text:p/>
        </draw:line>
        <draw:line draw:style-name="gr7" draw:text-style-name="P1" draw:layer="layout" svg:x1="21.337cm" svg:y1="10.477cm" svg:x2="21.337cm" svg:y2="12.255cm">
          <text:p/>
        </draw:line>
        <draw:frame draw:style-name="gr5" draw:text-style-name="P6" draw:layer="layout" svg:width="2.54cm" svg:height="1.195cm" svg:x="14.799cm" svg:y="14.629cm">
          <draw:text-box>
            <text:p><text:span text:style-name="T2">. . . </text:span></text:p>
          </draw:text-box>
        </draw:frame>
        <draw:line draw:style-name="gr7" draw:text-style-name="P1" draw:layer="layout" svg:x1="8.814cm" svg:y1="10.731cm" svg:x2="2.591cm" svg:y2="14.3cm">
          <text:p/>
        </draw:line>
        <draw:line draw:style-name="gr7" draw:text-style-name="P1" draw:layer="layout" svg:x1="8.814cm" svg:y1="10.731cm" svg:x2="11.862cm" svg:y2="14.427cm">
          <text:p/>
        </draw:line>
        <draw:custom-shape draw:style-name="gr10" draw:text-style-name="P10" draw:layer="layout" svg:width="4.445cm" svg:height="2.032cm" svg:x="10.211cm" svg:y="16.613cm">
          <text:p text:style-name="P2"><text:span text:style-name="T3">HLT_DoubleMu3_v3</text:span><text:span text:style-name="T3"><text:line-break/></text:span><text:span text:style-name="T3">HLT_DoubleMu6_v1</text:span><text:span text:style-name="T3"><text:line-break/></text:span><text:span text:style-name="T3">HLT_L1DoubleMu0_v1</text:span><text:span text:style-name="T3"><text:line-break/></text:span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565cm" svg:height="2.032cm" svg:x="5.011cm" svg:y="16.613cm">
          <text:p text:style-name="P2"><text:span text:style-name="T4">HLT_L1MuOpen_AntiBPTX_v2</text:span><text:span text:style-name="T4"><text:line-break/></text:span><text:span text:style-name="T4">HLT_L1Tech_BSC_halo_v1</text:span></text:p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445cm" svg:height="2.032cm" svg:x="0.011cm" svg:y="16.613cm">
          <text:p text:style-name="P2"><text:span text:style-name="T3">HLT_BeamGas_BSC_v1</text:span><text:span text:style-name="T3"><text:line-break/></text:span><text:span text:style-name="T3">HLT_BeamGas_HF_v1</text:span><text:span text:style-name="T3"><text:line-break/></text:span><text:span text:style-name="T3">...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0.305cm" svg:y1="11.506cm" svg:x2="26.594cm" svg:y2="11.506cm">
          <text:p/>
        </draw:line>
        <draw:line draw:style-name="gr13" draw:text-style-name="P1" draw:layer="layout" svg:x1="0.306cm" svg:y1="16.306cm" svg:x2="26.595cm" svg:y2="16.306cm">
          <text:p/>
        </draw:line>
        <draw:frame draw:style-name="gr3" draw:text-style-name="P4" draw:layer="layout" svg:width="5.334cm" svg:height="1.143cm" svg:x="21.133cm" svg:y="14.554cm">
          <draw:text-box>
            <text:p><text:span text:style-name="T1">Datasets</text:span></text:p>
          </draw:text-box>
        </draw:frame>
        <draw:frame draw:style-name="gr3" draw:text-style-name="P4" draw:layer="layout" svg:width="5.334cm" svg:height="1.987cm" svg:x="21.26cm" svg:y="16.548cm">
          <draw:text-box>
            <text:p><text:span text:style-name="T1">Trigger cont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75cm" fo:page-height="18.7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7:59:27.864413481</meta:creation-date>
    <dc:date>2021-07-03T13:24:31.942525930</dc:date>
    <meta:editing-duration>PT6M30S</meta:editing-duration>
    <meta:editing-cycles>4</meta:editing-cycles>
    <meta:generator>LibreOffice/6.4.7.2$Linux_X86_64 LibreOffice_project/40$Build-2</meta:generator>
    <meta:document-statistic meta:object-count="28"/>
  </office:meta>
</office:document-meta>
</file>